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TESTE 02/08 13:48 1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TESTE 02/08 13:48 2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TESTE 02/08 13:48 3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TESTE 02/08 13:48 4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3:47:54.8954241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2:27:18.804012783</meta:creation-date>
    <dc:date>2021-08-02T13:48:22.232627464</dc:date>
    <meta:editing-duration>PT3H48M27S</meta:editing-duration>
    <meta:editing-cycles>13</meta:editing-cycles>
    <meta:generator>LibreOffice/6.4.7.2$Linux_X86_64 LibreOffice_project/40$Build-2</meta:generator>
    <meta:document-statistic meta:table-count="1" meta:cell-count="10" meta:object-count="0"/>
  </office:meta>
</office:document-meta>
</file>